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09340453" text:style-name="L1">
        <text:list-item>
          <text:p text:style-name="P2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  <text:list-item>
          <text:p text:style-name="P1">Перехват ошибок отдельно для каждого контроллера шаблона.</text:p>
        </text:list-item>
        <text:list-item>
          <text:p text:style-name="P2">Вынести каталог test из lib.</text:p>
        </text:list-item>
        <text:list-item>
          <text:p text:style-name="P2">Переместить lib за пределы public</text:p>
        </text:list-item>
        <text:list-item>
          <text:p text:style-name="P3">Изменить поле title в базе данных на name</text:p>
        </text:list-item>
        <text:list-item>
          <text:p text:style-name="P1">Пересмотреть архитектуру ядра в тестировщике</text:p>
        </text:list-item>
        <text:list-item>
          <text:p text:style-name="P1">Проставить переменный $Id$ в теге @version, удалить @since</text:p>
        </text:list-item>
        <text:list-item>
          <text:p text:style-name="P1">Написать проверку целостности файлов фрейвор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dc:date>2009-08-23T13:40:09</dc:date>
    <meta:editing-duration>PT00H22M14S</meta:editing-duration>
    <meta:editing-cycles>9</meta:editing-cycles>
    <meta:generator>OpenOffice.org/3.0$Linux OpenOffice.org_project/300m15$Build-9379</meta:generator>
    <meta:document-statistic meta:table-count="0" meta:image-count="0" meta:object-count="0" meta:page-count="1" meta:paragraph-count="9" meta:word-count="71" meta:character-count="475"/>
  </office:meta>
</office:document-meta>
</file>